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rootkiddi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The Cryhards gam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Самое главно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Игра про начинающего хакера, решившего бросить вызов всемирной корпорации</text:p>
              </text:list-item>
              <text:list-item>
                <text:p>Глобальный и локальный игровые режимы</text:p>
              </text:list-item>
              <text:list-item>
                <text:p>Случайные события мирового масштаба, создание и развитие собственного вредоностного ПО, элементы ролевой игры и многое другое</text:p>
              </text:list-item>
              <text:list-item>
                <text:p>Handmade игровой движок на OpenG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Что уже сделано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Прописаны основная концепция и главные особенности геймплея</text:p>
              </text:list-item>
              <text:list-item>
                <text:p>Макет UI</text:p>
              </text:list-item>
              <text:list-item>
                <text:p>Сцены, текстурирование, анимирование текстур, управление светом, объектами, сценами и камерой в движк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спользованные технологии и инструмен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ndroid studio, blender3d</text:p>
              </text:list-item>
              <text:list-item>
                <text:p>OpenGl</text:p>
              </text:list-item>
              <text:list-item>
                <text:p>ObjectAnimator, Frag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Планы на ближайшее будущее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Начать разработку геймплея</text:p>
              </text:list-item>
              <text:list-item>
                <text:p>Обработка нажатия на объекты на сцене</text:p>
              </text:list-item>
              <text:list-item>
                <text:p>Сделать что-то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6:43:58.665923860</meta:creation-date>
    <dc:date>2017-12-18T17:30:56.328189391</dc:date>
    <meta:editing-duration>PT15M5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